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d4704" officeooo:paragraph-rsid="001d4704" style:font-size-asian="14pt" style:font-size-complex="14pt"/>
    </style:style>
    <style:style style:name="P2" style:family="paragraph" style:parent-style-name="Standard">
      <style:paragraph-properties fo:text-align="start" style:justify-single-word="false"/>
      <style:text-properties fo:font-size="12pt" officeooo:rsid="001d4704" officeooo:paragraph-rsid="001d4704" style:font-size-asian="10.5pt" style:font-size-complex="12pt"/>
    </style:style>
    <style:style style:name="P3" style:family="paragraph" style:parent-style-name="Standard">
      <style:paragraph-properties fo:text-align="start" style:justify-single-word="false"/>
      <style:text-properties fo:font-size="12pt" officeooo:rsid="001d4704" officeooo:paragraph-rsid="0021af8c" style:font-size-asian="10.5pt" style:font-size-complex="12pt"/>
    </style:style>
    <style:style style:name="P4" style:family="paragraph" style:parent-style-name="Standard">
      <style:paragraph-properties fo:text-align="start" style:justify-single-word="false"/>
      <style:text-properties fo:font-size="12pt" officeooo:rsid="001ecd0f" officeooo:paragraph-rsid="001ecd0f" style:font-size-asian="10.5pt" style:font-size-complex="12pt"/>
    </style:style>
    <style:style style:name="P5" style:family="paragraph" style:parent-style-name="Standard">
      <style:paragraph-properties fo:text-align="start" style:justify-single-word="false"/>
      <style:text-properties fo:font-size="12pt" officeooo:rsid="001ecd0f" officeooo:paragraph-rsid="001d4704" style:font-size-asian="10.5pt" style:font-size-complex="12pt"/>
    </style:style>
    <style:style style:name="P6" style:family="paragraph" style:parent-style-name="Standard">
      <style:paragraph-properties fo:text-align="start" style:justify-single-word="false"/>
      <style:text-properties fo:font-size="12pt" officeooo:rsid="001fbd3d" officeooo:paragraph-rsid="001fbd3d" style:font-size-asian="10.5pt" style:font-size-complex="12pt"/>
    </style:style>
    <style:style style:name="P7" style:family="paragraph" style:parent-style-name="Standard">
      <style:paragraph-properties fo:text-align="start" style:justify-single-word="false"/>
      <style:text-properties fo:font-size="12pt" officeooo:rsid="001fbd3d" officeooo:paragraph-rsid="006c0cae" style:font-size-asian="10.5pt" style:font-size-complex="12pt"/>
    </style:style>
    <style:style style:name="P8" style:family="paragraph" style:parent-style-name="Standard">
      <style:paragraph-properties fo:text-align="start" style:justify-single-word="false"/>
      <style:text-properties fo:font-size="12pt" officeooo:rsid="003d6e0a" officeooo:paragraph-rsid="003d6e0a" style:font-size-asian="10.5pt" style:font-size-complex="12pt"/>
    </style:style>
    <style:style style:name="P9" style:family="paragraph" style:parent-style-name="Standard">
      <style:paragraph-properties fo:text-align="start" style:justify-single-word="false"/>
      <style:text-properties fo:font-size="12pt" officeooo:rsid="003d6e0a" officeooo:paragraph-rsid="004ab324" style:font-size-asian="10.5pt" style:font-size-complex="12pt"/>
    </style:style>
    <style:style style:name="P10" style:family="paragraph" style:parent-style-name="Standard">
      <style:paragraph-properties fo:text-align="start" style:justify-single-word="false"/>
      <style:text-properties fo:font-size="12pt" officeooo:rsid="00449a01" officeooo:paragraph-rsid="00449a01" style:font-size-asian="10.5pt" style:font-size-complex="12pt"/>
    </style:style>
    <style:style style:name="P11" style:family="paragraph" style:parent-style-name="Standard">
      <style:paragraph-properties fo:text-align="start" style:justify-single-word="false"/>
      <style:text-properties fo:font-size="12pt" officeooo:rsid="0048d14d" officeooo:paragraph-rsid="0048d14d" style:font-size-asian="10.5pt" style:font-size-complex="12pt"/>
    </style:style>
    <style:style style:name="P12" style:family="paragraph" style:parent-style-name="Standard">
      <style:paragraph-properties fo:text-align="start" style:justify-single-word="false"/>
      <style:text-properties fo:font-size="12pt" officeooo:rsid="0048d14d" officeooo:paragraph-rsid="001fbd3d" style:font-size-asian="10.5pt" style:font-size-complex="12pt"/>
    </style:style>
    <style:style style:name="P13" style:family="paragraph" style:parent-style-name="Standard">
      <style:paragraph-properties fo:text-align="center" style:justify-single-word="false"/>
      <style:text-properties fo:font-size="12pt" officeooo:rsid="0048d14d" officeooo:paragraph-rsid="0048d14d" style:font-size-asian="10.5pt" style:font-size-complex="12pt"/>
    </style:style>
    <style:style style:name="P14" style:family="paragraph" style:parent-style-name="Standard">
      <style:paragraph-properties fo:text-align="center" style:justify-single-word="false"/>
      <style:text-properties fo:font-size="12pt" officeooo:rsid="0049ff10" officeooo:paragraph-rsid="0049ff10" style:font-size-asian="10.5pt" style:font-size-complex="12pt"/>
    </style:style>
    <style:style style:name="P15" style:family="paragraph" style:parent-style-name="Standard">
      <style:paragraph-properties fo:text-align="start" style:justify-single-word="false"/>
      <style:text-properties fo:font-size="12pt" officeooo:rsid="004ab324" officeooo:paragraph-rsid="004ab324" style:font-size-asian="10.5pt" style:font-size-complex="12pt"/>
    </style:style>
    <style:style style:name="P16" style:family="paragraph" style:parent-style-name="Standard">
      <style:paragraph-properties fo:text-align="start" style:justify-single-word="false"/>
      <style:text-properties fo:font-size="12pt" officeooo:rsid="004ab324" officeooo:paragraph-rsid="006c0cae" style:font-size-asian="10.5pt" style:font-size-complex="12pt"/>
    </style:style>
    <style:style style:name="P17" style:family="paragraph" style:parent-style-name="Standard">
      <style:paragraph-properties fo:text-align="start" style:justify-single-word="false"/>
      <style:text-properties fo:font-size="12pt" officeooo:rsid="004d8064" officeooo:paragraph-rsid="004fd5e2" style:font-size-asian="10.5pt" style:font-size-complex="12pt"/>
    </style:style>
    <style:style style:name="P18" style:family="paragraph" style:parent-style-name="Standard">
      <style:paragraph-properties fo:text-align="start" style:justify-single-word="false"/>
      <style:text-properties fo:font-size="12pt" officeooo:rsid="004163ca" officeooo:paragraph-rsid="004163ca" style:font-size-asian="10.5pt" style:font-size-complex="12pt"/>
    </style:style>
    <style:style style:name="P19" style:family="paragraph" style:parent-style-name="Standard">
      <style:paragraph-properties fo:text-align="start" style:justify-single-word="false"/>
      <style:text-properties fo:font-size="12pt" officeooo:rsid="0021af8c" officeooo:paragraph-rsid="001fbd3d" style:font-size-asian="10.5pt" style:font-size-complex="12pt"/>
    </style:style>
    <style:style style:name="P20" style:family="paragraph" style:parent-style-name="Standard">
      <style:paragraph-properties fo:text-align="center" style:justify-single-word="false"/>
      <style:text-properties fo:font-size="12pt" officeooo:rsid="0021af8c" officeooo:paragraph-rsid="001fbd3d" style:font-size-asian="10.5pt" style:font-size-complex="12pt"/>
    </style:style>
    <style:style style:name="P21" style:family="paragraph" style:parent-style-name="Standard">
      <style:paragraph-properties fo:text-align="center" style:justify-single-word="false"/>
      <style:text-properties fo:font-size="12pt" officeooo:rsid="0021af8c" officeooo:paragraph-rsid="0021af8c" style:font-size-asian="10.5pt" style:font-size-complex="12pt"/>
    </style:style>
    <style:style style:name="P22" style:family="paragraph" style:parent-style-name="Standard">
      <style:paragraph-properties fo:text-align="start" style:justify-single-word="false"/>
      <style:text-properties fo:font-size="12pt" officeooo:rsid="0050424b" officeooo:paragraph-rsid="006d5410" style:font-size-asian="10.5pt" style:font-size-complex="12pt"/>
    </style:style>
    <style:style style:name="P23" style:family="paragraph" style:parent-style-name="Standard">
      <style:paragraph-properties fo:text-align="start" style:justify-single-word="false"/>
      <style:text-properties fo:font-size="12pt" officeooo:rsid="0050424b" officeooo:paragraph-rsid="006c0cae" style:font-size-asian="10.5pt" style:font-size-complex="12pt"/>
    </style:style>
    <style:style style:name="P24" style:family="paragraph" style:parent-style-name="Standard">
      <style:paragraph-properties fo:text-align="start" style:justify-single-word="false"/>
      <style:text-properties fo:font-size="12pt" officeooo:rsid="007a31e7" officeooo:paragraph-rsid="007a31e7" style:font-size-asian="10.5pt" style:font-size-complex="12pt"/>
    </style:style>
    <style:style style:name="P25" style:family="paragraph" style:parent-style-name="Standard">
      <style:paragraph-properties fo:text-align="start" style:justify-single-word="false"/>
      <style:text-properties fo:font-size="12pt" officeooo:rsid="007d1dfa" officeooo:paragraph-rsid="007d1dfa" style:font-size-asian="10.5pt" style:font-size-complex="12pt"/>
    </style:style>
    <style:style style:name="P26" style:family="paragraph" style:parent-style-name="Standard">
      <style:paragraph-properties fo:text-align="start" style:justify-single-word="false"/>
      <style:text-properties fo:font-size="12pt" fo:font-weight="normal" officeooo:rsid="001fbd3d" officeooo:paragraph-rsid="001fbd3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1af8c" officeooo:paragraph-rsid="001fbd3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1af8c" officeooo:paragraph-rsid="0021af8c"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21af8c" officeooo:paragraph-rsid="0021af8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7fadec" officeooo:paragraph-rsid="007fade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85ba3f" officeooo:paragraph-rsid="0085ba3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69a2e" loext:opacity="100%" fo:font-size="14pt" fo:font-weight="bold" officeooo:rsid="001fbd3d" officeooo:paragraph-rsid="001fbd3d"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069a2e" loext:opacity="100%" fo:font-size="14pt" fo:font-weight="bold" officeooo:rsid="001fbd3d" officeooo:paragraph-rsid="006c0cae"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069a2e" loext:opacity="100%" style:text-line-through-style="none" style:text-line-through-type="none" fo:font-size="14pt" fo:font-weight="bold" officeooo:rsid="001fbd3d" officeooo:paragraph-rsid="007c5209"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text-line-through-style="none" style:text-line-through-type="none" fo:font-size="12pt" officeooo:rsid="006ecbdd" officeooo:paragraph-rsid="0071ecac" style:font-size-asian="10.5pt" style:font-size-complex="12pt"/>
    </style:style>
    <style:style style:name="P36" style:family="paragraph" style:parent-style-name="Standard">
      <style:paragraph-properties fo:text-align="start" style:justify-single-word="false"/>
      <style:text-properties style:text-line-through-style="none" style:text-line-through-type="none" fo:font-size="12pt" officeooo:rsid="007251b8" officeooo:paragraph-rsid="007251b8" style:font-size-asian="10.5pt" style:font-size-complex="12pt"/>
    </style:style>
    <style:style style:name="P37" style:family="paragraph" style:parent-style-name="Standard">
      <style:paragraph-properties fo:text-align="start" style:justify-single-word="false"/>
      <style:text-properties style:text-line-through-style="none" style:text-line-through-type="none" fo:font-size="12pt" officeooo:rsid="0071ecac" officeooo:paragraph-rsid="0071ecac" style:font-size-asian="10.5pt" style:font-size-complex="12pt"/>
    </style:style>
    <style:style style:name="P38" style:family="paragraph" style:parent-style-name="Standard">
      <style:paragraph-properties fo:text-align="start" style:justify-single-word="false"/>
      <style:text-properties style:text-line-through-style="none" style:text-line-through-type="none" fo:font-size="12pt" officeooo:rsid="0073cce8" officeooo:paragraph-rsid="007c5209" style:font-size-asian="10.5pt" style:font-size-complex="12pt"/>
    </style:style>
    <style:style style:name="P39" style:family="paragraph" style:parent-style-name="Standard">
      <style:text-properties officeooo:paragraph-rsid="007d1dfa"/>
    </style:style>
    <style:style style:name="P40" style:family="paragraph" style:parent-style-name="Standard">
      <style:text-properties officeooo:paragraph-rsid="007e89ef"/>
    </style:style>
    <style:style style:name="P41" style:family="paragraph" style:parent-style-name="Preformatted_20_Text">
      <style:text-properties fo:font-size="10pt" style:font-size-asian="10pt" style:font-size-complex="10pt"/>
    </style:style>
    <style:style style:name="P42" style:family="paragraph" style:parent-style-name="Preformatted_20_Text">
      <style:text-properties fo:font-size="10pt" officeooo:paragraph-rsid="007251b8" style:font-size-asian="10pt" style:font-size-complex="10pt"/>
    </style:style>
    <style:style style:name="P43" style:family="paragraph" style:parent-style-name="Preformatted_20_Text">
      <style:paragraph-properties fo:text-align="start" style:justify-single-word="false"/>
      <style:text-properties style:text-line-through-style="none" style:text-line-through-type="none" fo:font-size="10pt" officeooo:rsid="007251b8" officeooo:paragraph-rsid="007251b8" style:font-size-asian="10pt" style:font-size-complex="10pt"/>
    </style:style>
    <style:style style:name="P44" style:family="paragraph" style:parent-style-name="Preformatted_20_Text">
      <style:text-properties officeooo:paragraph-rsid="007251b8"/>
    </style:style>
    <style:style style:name="P45" style:family="paragraph" style:parent-style-name="Preformatted_20_Text">
      <style:text-properties officeooo:paragraph-rsid="0087540d"/>
    </style:style>
    <style:style style:name="P46" style:family="paragraph" style:parent-style-name="Standard">
      <style:paragraph-properties fo:text-align="start" style:justify-single-word="false" fo:break-before="page"/>
      <style:text-properties fo:color="#069a2e" loext:opacity="100%" fo:font-size="14pt" fo:font-weight="bold" officeooo:rsid="001fbd3d" officeooo:paragraph-rsid="001fbd3d" style:font-size-asian="14pt" style:font-weight-asian="bold" style:font-size-complex="14pt" style:font-weight-complex="bold"/>
    </style:style>
    <style:style style:name="P47" style:family="paragraph" style:parent-style-name="Standard">
      <style:paragraph-properties fo:text-align="start" style:justify-single-word="false" fo:break-before="page"/>
      <style:text-properties fo:color="#069a2e" loext:opacity="100%" fo:font-size="14pt" fo:font-weight="bold" officeooo:rsid="001fbd3d" officeooo:paragraph-rsid="007c5209" style:font-size-asian="14pt" style:font-weight-asian="bold" style:font-size-complex="14pt" style:font-weight-complex="bold"/>
    </style:style>
    <style:style style:name="P48" style:family="paragraph" style:parent-style-name="Standard">
      <style:paragraph-properties fo:text-align="center" style:justify-single-word="false" fo:break-before="page"/>
      <style:text-properties fo:font-size="12pt" fo:font-weight="normal" officeooo:rsid="0021af8c" officeooo:paragraph-rsid="0021af8c"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officeooo:rsid="007bfa36" officeooo:paragraph-rsid="007bfa36" style:font-size-asian="10.5pt" style:font-size-complex="12pt"/>
    </style:style>
    <style:style style:name="P50" style:family="paragraph" style:parent-style-name="Standard">
      <style:text-properties officeooo:rsid="00893edc" officeooo:paragraph-rsid="00893edc"/>
    </style:style>
    <style:style style:name="T1" style:family="text">
      <style:text-properties officeooo:rsid="001fbd3d"/>
    </style:style>
    <style:style style:name="T2" style:family="text">
      <style:text-properties officeooo:rsid="00200a55"/>
    </style:style>
    <style:style style:name="T3" style:family="text">
      <style:text-properties officeooo:rsid="0021af8c"/>
    </style:style>
    <style:style style:name="T4" style:family="text">
      <style:text-properties officeooo:rsid="00238078"/>
    </style:style>
    <style:style style:name="T5" style:family="text">
      <style:text-properties fo:font-weight="bold" officeooo:rsid="004e0056" style:font-weight-asian="bold" style:font-weight-complex="bold"/>
    </style:style>
    <style:style style:name="T6" style:family="text">
      <style:text-properties fo:color="#3465a4" loext:opacity="100%"/>
    </style:style>
    <style:style style:name="T7" style:family="text">
      <style:text-properties fo:color="#3465a4" loext:opacity="100%" officeooo:rsid="00483bf9"/>
    </style:style>
    <style:style style:name="T8" style:family="text">
      <style:text-properties fo:color="#3465a4" loext:opacity="100%" fo:font-weight="normal" style:font-weight-asian="normal" style:font-weight-complex="normal"/>
    </style:style>
    <style:style style:name="T9" style:family="text">
      <style:text-properties fo:color="#069a2e" loext:opacity="100%" fo:font-weight="bold" style:font-weight-asian="bold" style:font-weight-complex="bold"/>
    </style:style>
    <style:style style:name="T10" style:family="text">
      <style:text-properties fo:color="#069a2e" loext:opacity="100%" fo:font-size="14pt" fo:font-weight="bold" style:font-size-asian="14pt" style:font-weight-asian="bold" style:font-size-complex="14pt" style:font-weight-complex="bold"/>
    </style:style>
    <style:style style:name="T11" style:family="text">
      <style:text-properties officeooo:rsid="00449a01"/>
    </style:style>
    <style:style style:name="T12" style:family="text">
      <style:text-properties officeooo:rsid="00480653"/>
    </style:style>
    <style:style style:name="T13" style:family="text">
      <style:text-properties officeooo:rsid="00483bf9"/>
    </style:style>
    <style:style style:name="T14" style:family="text">
      <style:text-properties fo:font-size="22pt" fo:font-weight="bold" officeooo:rsid="004e0056" style:font-size-asian="22pt" style:font-weight-asian="bold" style:font-size-complex="22pt"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e0056" style:font-weight-asian="normal" style:font-weight-complex="normal"/>
    </style:style>
    <style:style style:name="T17" style:family="text">
      <style:text-properties fo:font-weight="normal" officeooo:rsid="004fd5e2" style:font-weight-asian="normal" style:font-weight-complex="normal"/>
    </style:style>
    <style:style style:name="T18" style:family="text">
      <style:text-properties officeooo:rsid="00525148"/>
    </style:style>
    <style:style style:name="T19" style:family="text">
      <style:text-properties officeooo:rsid="0052d969"/>
    </style:style>
    <style:style style:name="T20" style:family="text">
      <style:text-properties officeooo:rsid="00599e0c"/>
    </style:style>
    <style:style style:name="T21" style:family="text">
      <style:text-properties officeooo:rsid="005ab6c7"/>
    </style:style>
    <style:style style:name="T22" style:family="text">
      <style:text-properties officeooo:rsid="00500d5c"/>
    </style:style>
    <style:style style:name="T23" style:family="text">
      <style:text-properties officeooo:rsid="006d5410"/>
    </style:style>
    <style:style style:name="T24" style:family="text">
      <style:text-properties officeooo:rsid="006eb197"/>
    </style:style>
    <style:style style:name="T25" style:family="text">
      <style:text-properties officeooo:rsid="0071ecac"/>
    </style:style>
    <style:style style:name="T26" style:family="text">
      <style:text-properties officeooo:rsid="00724244"/>
    </style:style>
    <style:style style:name="T27" style:family="text">
      <style:text-properties officeooo:rsid="0078d28f"/>
    </style:style>
    <style:style style:name="T28" style:family="text">
      <style:text-properties officeooo:rsid="007a31e7"/>
    </style:style>
    <style:style style:name="T29" style:family="text">
      <style:text-properties style:text-underline-style="none" fo:font-weight="normal" style:font-weight-asian="normal" style:font-weight-complex="normal"/>
    </style:style>
    <style:style style:name="T30" style:family="text">
      <style:text-properties officeooo:rsid="007d1dfa"/>
    </style:style>
    <style:style style:name="T31" style:family="text">
      <style:text-properties officeooo:rsid="007e89ef"/>
    </style:style>
    <style:style style:name="T32" style:family="text">
      <style:text-properties officeooo:rsid="0082410f"/>
    </style:style>
    <style:style style:name="T33" style:family="text">
      <style:text-properties officeooo:rsid="00832d60"/>
    </style:style>
    <style:style style:name="T34" style:family="text">
      <style:text-properties officeooo:rsid="0083f516"/>
    </style:style>
    <style:style style:name="T35" style:family="text">
      <style:text-properties officeooo:rsid="0087540d"/>
    </style:style>
    <style:style style:name="T36" style:family="text">
      <style:text-properties officeooo:rsid="00892c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T-AKI Launcher Info:<text:line-break/>How does this shit work anyway?</text:p>
      <text:p text:style-name="P1"/>
      <text:p text:style-name="P2">Author<text:span text:style-name="T3">s</text:span>: waffle.lord</text:p>
      <text:p text:style-name="P2"/>
      <text:p text:style-name="P2"/>
      <text:p text:style-name="P3">This document aims to explain the launcher’s design pattern. <text:span text:style-name="T3">I</text:span><text:span text:style-name="T4">t is </text:span><text:span text:style-name="T3">recommend</text:span><text:span text:style-name="T4">ed to have the launcher project open while you read, as it will be referenced.</text:span><text:span text:style-name="T3"> </text:span></text:p>
      <text:p text:style-name="P3"/>
      <text:p text:style-name="P3">If you find any information that isn’t explained well, or is missing, please let the author/s know so they can look into expanding on the topic.</text:p>
      <text:p text:style-name="P2"/>
      <text:p text:style-name="P6">Here are some jump links in case you are looking for something specific. (might look weird in <text:span text:style-name="T4">W</text:span>ord)</text:p>
      <text:p text:style-name="P4"><text:a xlink:type="simple" xlink:href="#MVVM" text:style-name="Internet_20_link" text:visited-style-name="Visited_20_Internet_20_Link"><text:span text:style-name="T1">What is </text:span></text:a><text:a xlink:type="simple" xlink:href="#MVVM" text:style-name="Internet_20_link" text:visited-style-name="Visited_20_Internet_20_Link">MVVM</text:a></text:p>
      <text:p text:style-name="P5"><text:a xlink:type="simple" xlink:href="#changing views" text:style-name="Internet_20_link" text:visited-style-name="Visited_20_Internet_20_Link"><text:span text:style-name="T1">How to Change Views (NavigationViewModel Overview)</text:span></text:a></text:p>
      <text:p text:style-name="P6"><text:a xlink:type="simple" xlink:href="#Running Commands" text:style-name="Internet_20_link" text:visited-style-name="Visited_20_Internet_20_Link">Running Commands</text:a></text:p>
      <text:p text:style-name="P7"><text:a xlink:type="simple" xlink:href="#using the dialoghost" text:style-name="Internet_20_link" text:visited-style-name="Visited_20_Internet_20_Link">Creating and Using Dialog</text:a><text:a xlink:type="simple" xlink:href="#using the dialoghost" text:style-name="Internet_20_link" text:visited-style-name="Visited_20_Internet_20_Link"><text:span text:style-name="T2">s (DialogHost Overview)</text:span></text:a></text:p>
      <text:p text:style-name="P33"/>
      <text:p text:style-name="P7"><text:span text:style-name="T10">What is </text:span><text:bookmark-start text:name="MVVM"/><text:span text:style-name="T10">MVVM</text:span><text:bookmark-end text:name="MVVM"/></text:p>
      <text:p text:style-name="P4"/>
      <text:p text:style-name="P9">MVVM stands for “Model, View, ViewModel”. It is a design pattern focused on loosely coupling data (the Model) to the UI (the View) by means of a data handling intermediate (the ViewModel). </text:p>
      <text:p text:style-name="P15">It looks a little like this: <text:s/><text:span text:style-name="T5">Model </text:span><text:span text:style-name="T14">←</text:span><text:span text:style-name="T5"> ViewModel </text:span><text:span text:style-name="T14">↔</text:span><text:span text:style-name="T5"> View</text:span></text:p>
      <text:p text:style-name="P15"/>
      <text:p text:style-name="P17"><text:span text:style-name="T15">The </text:span><text:span text:style-name="T16">data handling code (viewmodel) references our data (model) and </text:span><text:span text:style-name="T17">the UI (view) </text:span><text:span text:style-name="T16">bind</text:span><text:span text:style-name="T17">s to the data in our viewmodel. </text:span><text:span text:style-name="T16">The viewmodel </text:span><text:span text:style-name="T17">controls the data and </text:span><text:span text:style-name="T16">will notify the view of any changes to the data </text:span><text:span text:style-name="T17">it is displaying; the view has no control over the data and isn’t even aware it exists.</text:span></text:p>
      <text:p text:style-name="P8"/>
      <text:p text:style-name="P18">The naming convention <text:span text:style-name="T20">for MVVM</text:span> is straight forward enough. <text:span text:style-name="T11">You take whatever you are making; </text:span><text:span text:style-name="T21">a</text:span><text:span text:style-name="T11"> data model, UI view, or data handling viewmodel and simply add the respective MVVM name part to the end of it. </text:span><text:span text:style-name="T22">The launcher has folders for each of the MVVM name parts. They contain their respective code.</text:span></text:p>
      <text:p text:style-name="P18"/>
      <text:p text:style-name="P10">For example, the launcher’s login data is called ‘<text:span text:style-name="T6">LoginModel</text:span>’. The UI view that presents this data is called ‘<text:span text:style-name="T6">LoginView</text:span>’; and, the data handling code that loosely couples these two is called ‘<text:span text:style-name="T6">LoginViewModel</text:span>’. With this in mind, it should be quite easy to identify and work with any specific part of the launcher. <text:span text:style-name="T12">Do note that not all data models have corresponding views and viewmodels; and thus, do not end their names with Model. </text:span><text:span text:style-name="T13">Some examples being ‘</text:span><text:span text:style-name="T7">EditionCollection</text:span><text:span text:style-name="T13">’ and ‘</text:span><text:span text:style-name="T7">GameStarterResult</text:span><text:span text:style-name="T13">’.</text:span></text:p>
      <text:p text:style-name="P10"/>
      <text:p text:style-name="P11">The main reason for implementing this design pattern is to make change easier. Since the UI doesn’t directly control data, we can make changes to it, even completely re-work it, and not have to touch how the data is handled by our viewmodel. Likewise, if the way the data needs to be handled changes, we can make those changes and never have to touch the UI code. Obviously, there are <text:span text:style-name="T36">situations</text:span> when you will need to update both, or all three MVVM components, but it should be generally more straight forward and easier to do so.</text:p>
      <text:p text:style-name="P32"/>
      <text:p text:style-name="P46"><text:bookmark-start text:name="changing views"/>How to Change Views<text:bookmark-end text:name="changing views"/></text:p>
      <text:p text:style-name="P12"/>
      <text:p text:style-name="P13">– <text:span text:style-name="T18">Data Templates –</text:span></text:p>
      <text:p text:style-name="P16">A concept that needs to touched on <text:span text:style-name="T19">briefly are</text:span> <text:span text:style-name="T29">data templates</text:span>. These are, effectively, a way to tell WPF “When I load this data, use this UI element to display it”. These are how we are going to loosely couple our data to our view through a viewmodel, as per the MVVM design pattern. You can see these data templates being defined in our app.xaml file as application resources.</text:p>
      <text:p text:style-name="P23">Here is the data template for our LoginViewModel.</text:p>
      <text:p text:style-name="P41">&lt;DataTemplate DataType="{x:Type viewmodel:<text:span text:style-name="T9">LoginViewModel</text:span>}"&gt;</text:p>
      <text:p text:style-name="P41"><text:s text:c="12"/>&lt;views:<text:span text:style-name="T9">LoginView</text:span>/&gt;</text:p>
      <text:p text:style-name="P41">&lt;/DataTemplate&gt;</text:p>
      <text:p text:style-name="P15"/>
      <text:p text:style-name="P22"><text:span text:style-name="T23">You set the DataType property to the type of data you want </text:span><text:span text:style-name="T24">the template to apply to</text:span><text:span text:style-name="T23">; in this case, our LoginViewModel. We can then nest our actual template into the DataTemplate </text:span><text:span text:style-name="T24">object</text:span><text:span text:style-name="T23">; this is our LoginView.</text:span></text:p>
      <text:p text:style-name="P22"/>
      <text:p text:style-name="P22"><text:span text:style-name="T23">Now whenever we load the LoginViewModel, it will use the LoginView to display the data. </text:span><text:span text:style-name="T24">So how do we load in our viewmodels?</text:span></text:p>
      <text:p text:style-name="P15"/>
      <text:p text:style-name="P14">– <text:span text:style-name="T18">NavigationViewModel –</text:span></text:p>
      <text:p text:style-name="P35">In the launcher, there is a viewmodel called ‘<text:span text:style-name="T6">NavigationViewModel</text:span>’. This viewmodel is responsible for loading in other viewmodels. It also provides access to additional application wide features, such as the notification queue. <text:span text:style-name="T25">All viewmodels should have a NavigationViewModel parameter in their contructors </text:span><text:span text:style-name="T26">with a private property to set the value to</text:span><text:span text:style-name="T25">. </text:span></text:p>
      <text:p text:style-name="Preformatted_20_Text">private <text:span text:style-name="T9">NavigationViewModel</text:span> navigationViewModel { get; set; }<text:line-break/>public LoginViewModel(<text:span text:style-name="T9">NavigationViewModel</text:span> viewModel)<text:line-break/><text:span text:style-name="T26">{</text:span></text:p>
      <text:p text:style-name="Preformatted_20_Text"><text:s text:c="4"/><text:span text:style-name="T26">navigationViewModel = viewModel;</text:span><text:line-break/> <text:s text:c="3"/>...<text:line-break/><text:span text:style-name="T26">}</text:span></text:p>
      <text:p text:style-name="P35"/>
      <text:p text:style-name="P37">This allows us to set the NavigationViewModel’s SelectedViewModel property, while dependency injecting the NavigationViewModel into the viewmodel we are selecting. </text:p>
      <text:p text:style-name="Preformatted_20_Text"><text:span text:style-name="T9">navigationViewModel</text:span>.SelectedViewModel = new LoginViewModel(<text:span text:style-name="T9">navigationViewModel</text:span>);</text:p>
      <text:p text:style-name="P35"/>
      <text:p text:style-name="P36">The SelectedViewModel property is what loads in our viewmodel via a data binding in the MainWindow.xaml.</text:p>
      <text:p text:style-name="P42">&lt;DockPanel LastChildFill="True" Grid.Row="1" Grid.ColumnSpan="3"&gt;</text:p>
      <text:p text:style-name="P42"><text:s text:c="12"/>&lt;ContentControl DockPanel.Dock="Right" </text:p>
      <text:p text:style-name="P42"><text:s text:c="28"/>Content="{Binding <text:span text:style-name="T9">navigationViewModel.SelectedViewModel</text:span>, </text:p>
      <text:p text:style-name="P42"><text:s text:c="46"/>RelativeSource={</text:p>
      <text:p text:style-name="P44"><text:s text:c="46"/>RelativeSource AncestorType=Window}}"</text:p>
      <text:p text:style-name="P42"><text:s text:c="28"/>IsTabStop="False"</text:p>
      <text:p text:style-name="P42"><text:s text:c="28"/>/&gt;</text:p>
      <text:p text:style-name="P43">&lt;/DockPanel&gt;</text:p>
      <text:p text:style-name="P36"/>
      <text:p text:style-name="P38">Once a viewmodel is selected, its data template will be used to display the data. </text:p>
      <text:p text:style-name="P34"/>
      <text:p text:style-name="P47"><text:bookmark-start text:name="Running Commands"/>Running Commands<text:bookmark-end text:name="Running Commands"/></text:p>
      <text:p text:style-name="P19"/>
      <text:p text:style-name="P20">– <text:span text:style-name="T27">Command Types –</text:span></text:p>
      <text:p text:style-name="P24">The launcher has two <text:span text:style-name="T30">classes with ICommand</text:span> implementations that can be used to easily create commands for bindings.</text:p>
      <text:list xml:id="list131253767" text:style-name="L1">
        <text:list-item>
          <text:p text:style-name="P49"><text:span text:style-name="T6">GenericICommand</text:span>: As it’s name suggests, this is just a simple and generic implementation of the ICommand interface that can be used to bind commands.</text:p>
        </text:list-item>
        <text:list-item>
          <text:p text:style-name="P49"><text:span text:style-name="T8">AwaitableDelegateCommand</text:span>: This is similar to above, though it handles delegating the command to an await-able task. This is used for commands that need to run <text:span text:style-name="T30">asynchronously</text:span>.</text:p>
        </text:list-item>
      </text:list>
      <text:p text:style-name="P19"/>
      <text:p text:style-name="P21">– <text:span text:style-name="T28">Creating a Command –</text:span></text:p>
      <text:p text:style-name="P25">To create a command that you can bind to your view, start by creating a public property of the command class you want to use on your viewmodel.</text:p>
      <text:p text:style-name="Preformatted_20_Text">public <text:span text:style-name="T9">GenericICommand</text:span> ShowRegisterCommand { get; set; }</text:p>
      <text:p text:style-name="Preformatted_20_Text">public <text:span text:style-name="T9">AwaitableDelegateCommand</text:span> LoginCommand { get; set; }</text:p>
      <text:p text:style-name="P25"/>
      <text:p text:style-name="P25">Then, you just need to instantiate it from the constructor of your viewmodel.</text:p>
      <text:p text:style-name="Preformatted_20_Text">ShowRegisterCommand = new <text:span text:style-name="T9">GenericICommand</text:span>(OnShowRegisterCommand);</text:p>
      <text:p text:style-name="Preformatted_20_Text">LoginCommand = new <text:span text:style-name="T9">AwaitableDelegateCommand</text:span>(OnLoginCommand);</text:p>
      <text:p text:style-name="Standard"/>
      <text:p text:style-name="P40">These command classes usually take in an action. Some have an optional Func to allow control of when the action can be ran. For example, the ShowRegisterCommand calls <text:span text:style-name="T31">the </text:span>OnShowRegisterCommand <text:span text:style-name="T31">method </text:span>when it is executed. <text:span text:style-name="T30">This uses the NavigationViewModel to navigate to the RegisterViewModel.</text:span></text:p>
      <text:p text:style-name="P39"/>
      <text:p text:style-name="Preformatted_20_Text">public void OnShowRegisterCommand(object parameter)</text:p>
      <text:p text:style-name="Preformatted_20_Text">{</text:p>
      <text:p text:style-name="Preformatted_20_Text"><text:s text:c="4"/>navigationViewModel.SelectedViewModel = new RegisterViewModel(navigationViewModel);</text:p>
      <text:p text:style-name="Preformatted_20_Text">}</text:p>
      <text:p text:style-name="Standard"/>
      <text:p text:style-name="Standard"/>
      <text:p text:style-name="P32"><text:bookmark-start text:name="using the dialoghost"/>Creating and Using Dialogs<text:bookmark-end text:name="using the dialoghost"/></text:p>
      <text:p text:style-name="P26"/>
      <text:p text:style-name="P30">The launcher has a dialog host; that is, a class responsible for showing additional dialogs to the user. <text:span text:style-name="T32">This class can be found in Custom_Controls. The class </text:span><text:span text:style-name="T34">is </text:span><text:span text:style-name="T32">fairly heavily annotated, so there isn’t much to add here. The dialog host takes in an IReturnDialogResult along with the dialog host’s name you want to use. The DefaultHost name is </text:span><text:span text:style-name="T33">used in the event you don’t supply a dialog host’s name. This is </text:span><text:span text:style-name="T32">set to ‘mainDialogHost’ </text:span><text:span text:style-name="T33">in MainWindow.xaml.cs, which is the dialog host that spans the entire application’s width and height. This ‘mainDialogHost’ is declared in our MainWindow.xaml and looks like this.</text:span></text:p>
      <text:p text:style-name="Preformatted_20_Text">&lt;cc:DialogHost x:Name="<text:span text:style-name="T9">mainDialogHost</text:span>" Grid.ColumnSpan="3" Grid.Row="1"/&gt;</text:p>
      <text:p text:style-name="P27"/>
      <text:p text:style-name="P29">– <text:span text:style-name="T31">Creating a Dialog –</text:span></text:p>
      <text:p text:style-name="P31">The only requirement to create a dialog is that it must implement the IReturnDialogResult interface. This interface simply defines an event called ‘ResultsReady’. The <text:span text:style-name="T36">dialog host </text:span>subscribes to this event in order to know when it needs to close the dialog. That’s it. You can make a dialog do whatever you want, so long as it implements that interface <text:span text:style-name="T36">to return a result</text:span>. If you want some examples of how to create dialogs; the existing dialogs are located at ‘<text:span text:style-name="T6">/Custom_Controls/Dialogs</text:span>’</text:p>
      <text:p text:style-name="P28"/>
      <text:p text:style-name="P29"/>
      <text:p text:style-name="P48">– <text:span text:style-name="T31">Spawning a Dialog –</text:span></text:p>
      <text:p text:style-name="P31">To spawn a dialog, you call ‘<text:span text:style-name="T6">DialogHost.ShowDialog’</text:span> and supply it the dialog you want to display. Since these dialogs are meant to either get information from the user or to perform some simple task, the ShowDialog method <text:span text:style-name="T35">should be awaited. Here is an example that will spawn the ConfirmationDialog.</text:span></text:p>
      <text:p text:style-name="P31"/>
      <text:p text:style-name="P45">ConfirmationDialog confirmDialog = </text:p>
      <text:p text:style-name="P45"><text:s text:c="4"/>new ConfirmationDialog(“<text:span text:style-name="T35">Are you sure?”</text:span>, “<text:span text:style-name="T35">Yep”</text:span>, <text:s/>“<text:span text:style-name="T35">Nope”</text:span>);</text:p>
      <text:p text:style-name="Preformatted_20_Text"/>
      <text:p text:style-name="Preformatted_20_Text">var confirm<text:span text:style-name="T35">Something</text:span> = await <text:span text:style-name="T9">DialogHost.ShowDialog</text:span>(confirmDialog);</text:p>
      <text:p text:style-name="Standard"/>
      <text:p text:style-name="P50">Once you call ShowDialog, the dialog host will spawn in the dialog and await the return of it’s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in" fo:margin-bottom="0in" style:contextual-spacing="false" style:page-number="auto" fo:background-color="#dddddd">
        <style:tab-stops/>
      </style:paragraph-properties>
      <style:text-properties fo:color="#000000" loext:opacity="100%" style:font-name="Consolas" fo:font-family="Consolas" style:font-style-name="Regular" style:font-family-generic="modern" style:font-pitch="fixed" fo:font-size="10pt" fo:font-weight="normal" fo:background-color="transparen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0T08:35:20.198000000</meta:creation-date>
    <dc:date>2021-05-29T09:28:33.826000000</dc:date>
    <meta:editing-duration>PT12H19M5S</meta:editing-duration>
    <meta:editing-cycles>79</meta:editing-cycles>
    <meta:generator>LibreOffice/7.1.3.2$Windows_X86_64 LibreOffice_project/47f78053abe362b9384784d31a6e56f8511eb1c1</meta:generator>
    <meta:document-statistic meta:table-count="0" meta:image-count="0" meta:object-count="0" meta:page-count="4" meta:paragraph-count="69" meta:word-count="1181" meta:character-count="7953" meta:non-whitespace-character-count="6605"/>
  </office:meta>
</office:document-meta>
</file>